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aco" svg:font-family="Monaco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2777in"/>
    </style:style>
    <style:style style:name="TC1" style:family="table-column">
      <style:table-column-properties style:column-width="2.2916in"/>
    </style:style>
    <style:style style:name="TC2" style:family="table-column">
      <style:table-column-properties style:column-width="0.2083in"/>
    </style:style>
    <style:style style:name="TC3" style:family="table-column">
      <style:table-column-properties style:column-width="5.2083in"/>
    </style:style>
    <style:style style:name="TR0" style:family="table-row">
      <style:table-row-properties style:use-optimal-row-height="false" style:row-height="0.4861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5555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0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Monaco" fo:font-size="22.0pt" style:font-size-asian="22.0pt" style:font-size-complex="22.0pt">
</style:text-properties>
    </style:style>
    <style:style style:name="TR2" style:family="table-row">
      <style:table-row-properties style:use-optimal-row-height="false" style:row-height="0.0694in"/>
    </style:style>
    <style:style style:name="TR3" style:family="table-row">
      <style:table-row-properties style:use-optimal-row-height="false" style:row-height="10.0138in"/>
    </style:style>
    <style:style style:name="C3" style:family="table-cell">
      <style:table-cell-properties style:shrink-to-fit="false" fo:wrap-option="wrap" fo:border-top="0.0138in solid #FF0000" fo:padding-top="0.0in" fo:border-left="0.0138in solid #FF0000" fo:padding-left="0.0in" fo:border-bottom="0.0138in solid #FF0000" fo:padding-bottom="0.0in" fo:border-right="0.0138in solid #FF0000" fo:padding-right="0.0in" style:vertical-align="top"/>
      <style:paragraph-properties fo:text-align="start"/>
    </style:style>
    <style:style style:name="TBL1" style:family="table">
      <style:table-properties table:align="left" style:width="7.7083in"/>
    </style:style>
    <style:style style:name="TC4" style:family="table-column">
      <style:table-column-properties style:column-width="1.3888in"/>
    </style:style>
    <style:style style:name="TC5" style:family="table-column">
      <style:table-column-properties style:column-width="2.1527in"/>
    </style:style>
    <style:style style:name="TR4" style:family="table-row">
      <style:table-row-properties style:use-optimal-row-height="false" style:row-height="0.2083in"/>
    </style:style>
    <style:style style:name="C4" style:family="table-cell">
      <style:table-cell-properties style:shrink-to-fit="false" fo:wrap-option="wrap" fo:background-color="#808080" fo:padding-top="0.0in" fo:padding-left="0.1388in" fo:border-bottom="0.0069in solid #000000" fo:padding-bottom="0.0in" fo:padding-right="0.0in" style:vertical-align="top"/>
      <style:paragraph-properties fo:text-align="start"/>
    </style:style>
    <style:style style:name="TBL2" style:family="table">
      <style:table-properties table:align="left" style:width="1.3888in"/>
    </style:style>
    <style:style style:name="TC6" style:family="table-column">
      <style:table-column-properties style:column-width="1.25in"/>
    </style:style>
    <style:style style:name="TC7" style:family="table-column">
      <style:table-column-properties style:column-width="0.1388in"/>
    </style:style>
    <style:style style:name="TR5" style:family="table-row">
      <style:table-row-properties style:use-optimal-row-height="false" style:row-height="0.4166in"/>
    </style:style>
    <style:style style:name="C5" style:family="table-cell">
      <style:table-cell-properties style:shrink-to-fit="false" fo:wrap-option="wrap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Monaco" fo:font-size="12.0pt" style:font-size-asian="12.0pt" style:font-size-complex="12.0pt" fo:font-weight="bold">
</style:text-properties>
    </style:style>
    <style:style style:name="C6" style:family="table-cell">
      <style:table-cell-properties style:shrink-to-fit="false" fo:wrap-option="wrap" fo:background-color="#808080" fo:padding-top="0.0in" fo:border-left="0.0069in solid #000000" fo:padding-left="0.1388in" fo:border-bottom="0.0069in solid #000000" fo:padding-bottom="0.0in" fo:padding-right="0.0in" style:vertical-align="top"/>
      <style:paragraph-properties fo:text-align="start"/>
    </style:style>
    <style:style style:name="C7" style:family="table-cell">
      <style:table-cell-properties style:shrink-to-fit="false" fo:wrap-option="wrap" fo:background-color="#808080" fo:border-top="0.0069in solid #000000" fo:padding-top="0.0in" fo:border-left="0.0069in solid #000000" fo:padding-left="0.0in" fo:border-bottom="0.0069in solid #000000" fo:padding-bottom="0.0in" fo:border-right="0.0069in solid #000000" fo:padding-right="0.0in" style:vertical-align="top"/>
      <style:paragraph-properties fo:text-align="start"/>
    </style:style>
    <style:style style:name="TBL3" style:family="table">
      <style:table-properties table:align="left" style:width="3.5416in"/>
    </style:style>
    <style:style style:name="TC8" style:family="table-column">
      <style:table-column-properties style:column-width="3.5416in"/>
    </style:style>
    <style:style style:name="C8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9" style:family="table-cell">
      <style:table-cell-properties style:shrink-to-fit="false" fo:wrap-option="wrap" fo:background-color="#808080" fo:border-top="0.0069in solid #000000" fo:padding-top="0.0in" fo:border-left="0.0069in solid #000000" fo:padding-left="0.1388in" fo:border-bottom="0.0069in solid #000000" fo:padding-bottom="0.0in" fo:padding-right="0.0in" style:vertical-align="top"/>
      <style:paragraph-properties fo:text-align="start"/>
    </style:style>
    <style:style style:name="TBL4" style:family="table">
      <style:table-properties table:align="left" style:width="2.1527in"/>
    </style:style>
    <style:style style:name="TC9" style:family="table-column">
      <style:table-column-properties style:column-width="2.0138in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style:font-name="Monaco" fo:font-size="10.0pt" style:font-size-asian="10.0pt" style:font-size-complex="10.0pt" fo:font-weight="bold">
</style:text-properties>
    </style:style>
    <style:style style:name="C10" style:family="table-cell">
      <style:table-cell-properties style:shrink-to-fit="false" fo:wrap-option="wrap" fo:background-color="#808080" fo:border-top="0.0069in solid #000000" fo:padding-top="0.0in" fo:border-left="0.0069in solid #000000" fo:padding-left="0.0in" fo:border-bottom="0.0069in solid #000000" fo:padding-bottom="0.0in" fo:padding-right="0.1388in" style:vertical-align="top"/>
      <style:paragraph-properties fo:text-align="start"/>
    </style:style>
    <style:style style:name="TR6" style:family="table-row">
      <style:table-row-properties style:use-optimal-row-height="false" style:row-height="0.3611in"/>
    </style:style>
    <style:style style:name="C11" style:family="table-cell">
      <style:table-cell-properties style:shrink-to-fit="false" fo:wrap-option="wrap" fo:padding-top="0.0in" fo:padding-left="0.1388in" fo:border-bottom="0.0069in solid #000000" fo:padding-bottom="0.0in" fo:padding-right="0.0in" style:vertical-align="top"/>
      <style:paragraph-properties fo:text-align="start"/>
    </style:style>
    <style:style style:name="T3" style:family="text">
      <style:text-properties style:font-name="Monaco" fo:font-size="10.0pt" style:font-size-asian="10.0pt" style:font-size-complex="10.0pt">
</style:text-properties>
    </style:style>
    <style:style style:name="C12" style:family="table-cell">
      <style:table-cell-properties style:shrink-to-fit="false" fo:wrap-option="wrap" fo:padding-top="0.0in" fo:border-left="0.0069in solid #000000" fo:padding-left="0.1388in" fo:border-bottom="0.0069in solid #000000" fo:padding-bottom="0.0in" fo:padding-right="0.0in" style:vertical-align="top"/>
      <style:paragraph-properties fo:text-align="start"/>
    </style:style>
    <style:style style:name="C13" style:family="table-cell">
      <style:table-cell-properties style:shrink-to-fit="false" fo:wrap-option="wrap" fo:padding-top="0.0in" fo:border-left="0.0069in solid #000000" fo:padding-left="0.0in" fo:border-bottom="0.0069in solid #000000" fo:padding-bottom="0.0in" fo:padding-right="0.0in" style:vertical-align="top"/>
      <style:paragraph-properties fo:text-align="start"/>
    </style:style>
    <style:style style:name="C14" style:family="table-cell">
      <style:table-cell-properties style:shrink-to-fit="false" fo:wrap-option="wrap" fo:background-color="#C0C0C0" fo:padding-top="0.0in" fo:padding-left="0.1388in" fo:padding-bottom="0.0in" fo:padding-right="0.0in" style:vertical-align="top"/>
      <style:paragraph-properties fo:text-align="start"/>
    </style:style>
    <style:style style:name="C15" style:family="table-cell">
      <style:table-cell-properties style:shrink-to-fit="false" fo:wrap-option="wrap" fo:background-color="#C0C0C0" fo:padding-top="0.0in" fo:border-left="0.0069in solid #000000" fo:padding-left="0.1388in" fo:padding-bottom="0.0in" fo:padding-right="0.0in" style:vertical-align="top"/>
      <style:paragraph-properties fo:text-align="start"/>
    </style:style>
    <style:style style:name="C16" style:family="table-cell">
      <style:table-cell-properties style:shrink-to-fit="false" fo:wrap-option="wrap" fo:background-color="#C0C0C0" fo:padding-top="0.0in" fo:border-left="0.0069in solid #000000" fo:padding-left="0.0in" fo:padding-bottom="0.0in" fo:padding-right="0.1388in" style:vertical-align="top"/>
      <style:paragraph-properties fo:text-align="start"/>
    </style:style>
    <style:style style:name="TBL5" style:master-page-name="master_0" style:family="table">
      <style:table-properties table:align="left" style:width="8.2638in" fo:break-before="page"/>
    </style:style>
    <style:style style:name="TC10" style:family="table-column">
      <style:table-column-properties style:column-width="7.7083in"/>
    </style:style>
    <style:style style:name="TR7" style:family="table-row">
      <style:table-row-properties style:use-optimal-row-height="false" style:row-height="10.736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>
            <text:p><text:bookmark text:name="JR_PAGE_ANCHOR_0_1"/><draw:frame text:anchor-type="paragraph" draw:style-name="G0" svg:x="0.0in" svg:y="0.0in" svg:width="1.4583in" svg:height="0.3611in"><draw:image xlink:href="Pictures/img_0_0_0" xlink:type="simple" xlink:show="embed" xlink:actuate="onLoad"/>
</draw:frame></text:p>
          </table:table-cell>
          <table:table-cell table:style-name="C0"/>
          <table:table-cell table:style-name="C2">
            <text:p text:style-name="P0"><text:span text:style-name="T0">Table Report</text:span></text:p>
          </table:table-cell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 table:number-columns-spanned="3">
            <table:table is-subtable="true" table:name="TBL_0_0_2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0_2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0_2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0_2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0_2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0_2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0_2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0_2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0_2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0_2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0_2_13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0_2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0_2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0_2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0_2_14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table-cell table:style-name="C0"/>
        </table:table-row>
      </table:table>
      <table:table table:name="TBL_0_1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1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1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2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1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1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1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1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1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2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2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2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3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2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2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2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2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2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2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2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2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2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2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2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2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2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3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3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3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4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3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3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3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3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3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3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3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3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3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3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3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3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3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4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4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4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5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4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4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4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4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4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4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4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4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4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4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4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4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4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5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5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5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6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5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5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5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5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5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5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5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5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5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5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5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5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5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6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6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6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7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6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6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6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6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6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6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6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6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6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6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6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6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6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7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7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7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8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7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7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7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7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7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7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7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7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7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7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7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7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7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8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8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8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9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8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8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8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8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8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8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8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8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8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8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8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8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8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9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9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9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10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9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9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9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9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9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9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9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9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9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9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9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9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9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10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10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10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11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0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0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10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10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10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0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0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0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10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0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0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0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10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11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11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11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12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1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1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11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11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11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1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1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1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11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1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1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1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11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12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12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12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13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2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2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12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12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12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2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2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2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12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2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2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2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12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13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13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13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14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3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3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13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13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13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3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3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3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13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3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3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3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13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14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14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14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15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4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4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14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14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14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4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4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4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14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4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4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4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14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15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15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15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16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5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5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15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15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15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5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5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5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15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5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5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5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15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16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able:table is-subtable="true" table:name="TBL_0_16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16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17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6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6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16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16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16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6_0_1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6_0_1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6_0_1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16_0_14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6_0_1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6_0_1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6_0_1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16_0_15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  <table:table table:name="TBL_0_17" table:style-name="TBL5">
        <table:table-column table:style-name="TC0">
</table:table-column>
        <table:table-column table:style-name="TC10">
</table:table-column>
        <table:table-column table:style-name="TC0">
</table:table-column>
        <table:table-row table:style-name="TR5"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able:table is-subtable="true" table:name="TBL_0_17_0" table:style-name="TBL1">
              <table:table-column table:style-name="TC4">
</table:table-column>
              <table:table-column table:style-name="TC4">
</table:table-column>
              <table:table-column table:style-name="TC4">
</table:table-column>
              <table:table-column table:style-name="TC5">
</table:table-column>
              <table:table-column table:style-name="TC4">
</table:table-column>
              <table:table-row table:style-name="TR4">
                <table:table-cell table:style-name="C4" table:number-rows-spanned="2">
                  <table:table is-subtable="true" table:name="TBL_0_17_0_0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bookmark text:name="JR_PAGE_ANCHOR_0_18"/><text:span text:style-name="T1">Header 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7_0_1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2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6" table:number-rows-spanned="2">
                  <table:table is-subtable="true" table:name="TBL_0_17_0_2" table:style-name="TBL2">
                    <table:table-column table:style-name="TC6">
</table:table-column>
                    <table:table-column table:style-name="TC7">
</table:table-column>
                    <table:table-row table:style-name="TR5">
                      <table:table-cell table:style-name="C5">
                        <text:p text:style-name="P1"><text:span text:style-name="T1">Header 3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 table:number-columns-spanned="2">
                  <table:table is-subtable="true" table:name="TBL_0_17_0_3" table:style-name="TBL3">
                    <table:table-column table:style-name="TC8">
</table:table-column>
                    <table:table-row table:style-name="TR4">
                      <table:table-cell table:style-name="C8">
                        <text:p text:style-name="P2"/>
                      </table:table-cell>
                    </table:table-row>
                  </table:table>
                </table:table-cell>
                <table:covered-table-cell/>
              </table:table-row>
              <table:table-row table:style-name="TR4">
                <table:covered-table-cell/>
                <table:covered-table-cell/>
                <table:covered-table-cell/>
                <table:table-cell table:style-name="C9">
                  <table:table is-subtable="true" table:name="TBL_0_17_0_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2">Header 4.1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0">
                  <table:table is-subtable="true" table:name="TBL_0_17_0_5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><text:span text:style-name="T2">Header 4.2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3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4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4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4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4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4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4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4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4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4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4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5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5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5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5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5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5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5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5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5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5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6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6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6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6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6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6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6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6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6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6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7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7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7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7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7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7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7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7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7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7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8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8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8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8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8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8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8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8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8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8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9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9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9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9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9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9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9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9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9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9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0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10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0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0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0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0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10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0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0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0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1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11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1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1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1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1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11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1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1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1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2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12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2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2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2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2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126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2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2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2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30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6">
                <table:table-cell table:style-name="C11">
                  <table:table is-subtable="true" table:name="TBL_0_17_0_131" table:style-name="TBL2">
                    <table:table-column table:style-name="TC6">
</table:table-column>
                    <table:table-column table:style-name="TC7">
</table:table-column>
                    <table:table-row table:style-name="TR6">
                      <table:table-cell table:style-name="C1">
                        <text:p text:style-name="P3"><text:span text:style-name="T3">multi<text:line-break/>line text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32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w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33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thre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2">
                  <table:table is-subtable="true" table:name="TBL_0_17_0_134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><text:span text:style-name="T3">text four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13">
                  <table:table is-subtable="true" table:name="TBL_0_17_0_135" table:style-name="TBL2">
                    <table:table-column table:style-name="TC4">
</table:table-column>
                    <table:table-row table:style-name="TR4">
                      <table:table-cell table:style-name="C2">
                        <text:p text:style-name="P0"><text:span text:style-name="T3">12345</text:span></text:p>
                      </table:table-cell>
                    </table:table-row>
                  </table:table>
                </table:table-cell>
              </table:table-row>
              <table:table-row table:style-name="TR4">
                <table:table-cell table:style-name="C14">
                  <table:table is-subtable="true" table:name="TBL_0_17_0_136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7_0_137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7_0_138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5">
                        <text:p text:style-name="P1"/>
                      </table:table-cell>
                      <table:table-cell table:style-name="C0"/>
                    </table:table-row>
                  </table:table>
                </table:table-cell>
                <table:table-cell table:style-name="C15">
                  <table:table is-subtable="true" table:name="TBL_0_17_0_139" table:style-name="TBL4">
                    <table:table-column table:style-name="TC9">
</table:table-column>
                    <table:table-column table:style-name="TC7">
</table:table-column>
                    <table:table-row table:style-name="TR4">
                      <table:table-cell table:style-name="C1">
                        <text:p text:style-name="P3"/>
                      </table:table-cell>
                      <table:table-cell table:style-name="C0"/>
                    </table:table-row>
                  </table:table>
                </table:table-cell>
                <table:table-cell table:style-name="C16">
                  <table:table is-subtable="true" table:name="TBL_0_17_0_140" table:style-name="TBL2">
                    <table:table-column table:style-name="TC6">
</table:table-column>
                    <table:table-column table:style-name="TC7">
</table:table-column>
                    <table:table-row table:style-name="TR4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